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7.172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1.291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0.612cm"/>
    </style:style>
    <style:style style:name="co19" style:family="table-column">
      <style:table-column-properties fo:break-before="auto" style:column-width="0.841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2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6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Microsoft YaHei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scout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" calcext:value-type="string">
            <text:p>["i1_beorning_man","Beorning_Man","Beorning_Men",tfg_armor| tfg_boots,0,0,fac_beorn,[itm_gondor_ranger_hood,itm_beorn_tunic,itm_furry_boots,itm_beorn_staff,itm_beorn_axe,itm_dwarf_sword_b,],attr_tier_1,wp_tier_1,knows_common|knows_ironflesh_2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beorn_tunic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furry_boot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furry_boots,itm_dwarf_sword_b,itm_beorn_shield,itm_north_round_shield,],attr_tier_3,wp_tier_3,knows_common|knows_athletics_4|knows_power_strike_3|knows_ironflesh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furry_boots,itm_beorn_axe,itm_javelin,itm_rohirrim_throwing_axe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furry_boots,itm_beorn_axe,itm_javelin,itm_rohirrim_throwing_axe,],attr_tier_3,wp_tier_3,knows_common|knows_athletics_5|knows_power_strike_4|knows_ironflesh_5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furry_boots,itm_beorn_axe,itm_beorn_battle_axe,itm_javelin,itm_rohirrim_throwing_axe,],attr_tier_4,wp_tier_4,knows_common|knows_athletics_6|knows_power_strike_5|knows_ironflesh_6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rohirrim_throwing_axe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berserk,itm_furry_boots,itm_beorn_battle_axe,itm_javelin,itm_rohirrim_throwing_axe,],attr_tier_5,wp_tier_5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" calcext:value-type="string">
            <text:p>["i1_dale_militia","Dale_Militiaman","Dale_Militia",tfg_boots| tfg_armor,0,0,fac_dale,[itm_north_leather_skullcap, itm_north_leather_skullcap_bad,itm_fur_coat, itm_blue_tunic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vaegir_face_younger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vaegir_face_young_1,vaegi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2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2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,itm_leather_boots,itm_leather_boots_dark,itm_dale_sword,itm_dale_shield_a, itm_dale_shield_b,],attr_tier_3,wp_tier_3,knows_common|knows_athletics_1|knows_power_strike_2|knows_ironflesh_3|knows_shield_2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vaegir_face_middle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_dark_bad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_dark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leather_boots_dark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leather_boots_dark_bad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evil_gauntlets_a,itm_furry_boots,itm_leather_boots_dark_bad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evil_gauntlets_a_good,itm_leather_boots_dark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k,itm_rhun_helm_l,itm_rhun_helm_m,itm_rhun_armor_a,itm_rhun_armor_b,itm_rhun_armor_d,itm_furry_boots,itm_leather_boots_dark_bad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c,itm_rhun_helm_e,itm_rhun_helm_i,itm_rhun_armor_j,itm_rhun_armor_b,itm_rhun_armor_d,itm_evil_gauntlets_a_good,itm_furry_boots,itm_leather_boots_dark_bad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evil_gauntlets_b_good,itm_leather_boots_dark_bad, itm_splinted_greave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c,itm_rhun_helm_e,itm_rhun_armor_j,itm_rhun_armor_n,itm_rhun_armor_m,itm_furry_boots,itm_leather_boots_dark_bad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g,itm_rhun_helm_h,itm_rhun_armor_n,itm_rhun_armor_h,itm_rhun_armor_g,itm_furry_boots,itm_leather_boots_dark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,itm_rhun_helm_g,itm_rhun_armor_p,itm_rhun_armor_k,itm_evil_gauntlets_a_good,itm_leather_boots_dark, itm_splinted_greave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warlord","Warlord_of_Rhun","Warlords_of_Rhun",tf_evil_man| tf_mounted| tfg_boots| tfg_armor| tfg_horse| tfg_shield|tfg_helm,0,0,fac_rhun,[itm_rhun_helm_n,itm_rhun_helm_o,itm_rhun_armor_p,itm_rhun_armor_k,itm_evil_gauntlets_b_good,itm_splinted_greaves_good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</text:span>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,0,0,fac_gondor,[itm_gondor_auxila_helm,itm_gondor_infantry_helm,itm_gon_noble_cloak,itm_gondor_light_greaves,itm_gondor_cav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2|knows_power_strike_1|knows_power_throw_1|knows_weapon_master_1|knows_shield_3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ironflesh_2|knows_power_strike_1|knows_power_throw_1|knows_weapon_master_1|knows_shield_3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2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str_10| agi_7| int_4| cha_4|level(8)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str_13|agi_11| int_4| cha_4|level(12)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lorien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lorien_boots,itm_elven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cloak,itm_leather_gloves_good,itm_lorien_boots,itm_lorien_bow_reward,itm_elven_arrows,itm_lorien_sword_a,itm_lorien_shield_c,],attr_elf_tier_6,wp_elf_tier_6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6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6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lorien_sword_c,],attr_elf_tier_5,wp_elf_tier_bow_6,knows_common|knows_athletics_5|knows_power_draw_6|knows_power_strike_6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scale_bad,itm_leather_gloves,itm_mirkwood_boots,itm_leather_boots,itm_mirkwood_war_spear,itm_mirkwood_short_spear,itm_mirkwood_axe,itm_mirkwood_knife,itm_mirkwood_spear_shield_a,],attr_elf_tier_2,wp_elf_tier_2,knows_common|knows_ironflesh_2|knows_power_strike_3|knows_weapon_master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riv_1h_sword,itm_riv_archer_sword,itm_riv_shield_a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, itm_riv_knight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, itm_riv_knight, itm_mail_mittens,itm_riv_boots,itm_riv_1h_sword,itm_riv_bas_sword,itm_riv_shield_a_good,],attr_elf_tier_6,wp_elf_tier_6,knows_common|knows_athletics_5|knows_power_draw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knight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" calcext:value-type="string">
            <text:p>["ac5_riv_rider","Rivendell_Rider","Rivendell_Riders",tf_imladris| tf_mounted| tfg_gloves| tfg_shield| tfg_armor| tfg_helm| tfg_horse| tfg_boots| tf_no_capture_alive,0,0,fac_imladris,[itm_riv_helm_b,itm_riv_foot_scale, itm_riv_knight, itm_riv_surcoat,itm_leather_gloves,itm_riv_boots,itm_strong_bow,itm_elven_arrows,itm_riv_bas_sword,itm_riv_shield_b,itm_riv_spear,itm_riv_riding_sword,itm_riv_warhorse,],attr_elf_tier_5,wp_elf_tier_5,knows_common|knows_riding_5|knows_athletics_5|knows_power_draw_5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" calcext:value-type="string">
            <text:p>["ac6_riv_knight","Knight_of_Imladris","Knights_of_Imladris",tf_imladris| tfg_ranged| tf_mounted| tfg_gloves| tfg_shield| tfg_armor| tfg_helm| tfg_horse| tfg_boots| tf_no_capture_alive,0,0,fac_imladris,[itm_riv_helm_c,itm_riv_foot_scale_good, itm_riv_knight_good, itm_leather_gloves_good,itm_riv_boots,itm_strong_bow,itm_elven_arrows,itm_riv_bas_sword,itm_riv_shield_b_good,itm_riv_spear,itm_riv_riding_sword,itm_riv_warhorse2,],attr_elf_tier_6,wp_elf_tier_6,knows_common|knows_riding_6|knows_horse_archery_6|knows_athletics_5|knows_power_draw_6|knows_power_strike_6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7|knows_power_draw_6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_bad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2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1|knows_shield_1|knows_athletics_3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ironflesh_1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ironflesh_1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2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3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_ba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_bad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variag_pony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_dark,itm_khand_tulwar,itm_khand_mace1,itm_easterling_round_horseman,itm_variag_pony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5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mail_mittens,itm_splinted_greaves_good,itm_khand_mace1, itm_khand_mace2,itm_easterling_round_horseman,itm_variag_kataphrakt,],attr_evil_tier_5,wp_tier_5,knows_common|knows_riding_6|knows_shield_3|knows_power_strike_5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shield_3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riding_6|knows_shield_3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,itm_khand_tulwar,itm_khand_mace1,itm_khand_mace2,itm_variag_pony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splinted_greaves,itm_leather_boots_dark,itm_javelin,itm_khand_tulwar,itm_khand_mace1,itm_khand_mace2,itm_easterling_round_horseman,itm_variag_pony,],attr_evil_tier_4,wp_tier_4,knows_common|knows_horse_archery_3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6|knows_shield_3|knows_power_throw_5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splinted_greaves,itm_javelin,itm_khand_tulwar,itm_khand_mace1,itm_khand_mace2,itm_easterling_round_horseman,itm_variag_kataphrakt,],attr_evil_tier_5,wp_tier_5,knows_common|knows_horse_archery_4|knows_riding_6|knows_shield_3|knows_power_throw_5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weapon_master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common|knows_ironflesh_3|knows_power_strike_2|knows_weapon_master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common|knows_athletics_3|knows_power_strike_5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2" table:number-columns-repeated="2"/>
          <table:table-cell table:style-name="ce4" table:number-columns-repeated="14"/>
          <table:table-cell table:style-name="ce42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falchion,itm_orc_sabre,itm_orc_machete,itm_orc_slasher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evil_gauntlets_a,itm_orc_ragwrap,itm_orc_bow,itm_orc_hook_arrow,itm_orc_two_handed_axe,itm_orc_club_d,],attr_orc_tier_3,wp_orc_tier_3,knows_common|knows_riding_1|knows_athletics_5|knows_power_draw_4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two_handed_axe,itm_orc_club_d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two_handed_axe,itm_orc_club_d,],attr_orc_tier_4,wp_orc_tier_5,knows_common|knows_riding_1|knows_athletics_7|knows_power_draw_5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abre,itm_orc_falchion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abre,itm_orc_slasher,itm_orc_slasher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common|knows_athletics_5|knows_power_strike_4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common|knows_athletics_6|knows_power_draw_2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" calcext:value-type="string">
            <text:p>["a3_moria_large_goblin_archer","Large_Goblin_Archer_of_Moria","Large_Goblin_Archers_of_Moria",tf_orc| tfg_ranged| tfg_boots| tf_no_capture_alive,0,0,fac_moria,[itm_orc_bughelm_bad, itm_orc_bughelm, itm_orc_beakhelm,itm_moria_armor_c,itm_moria_armor_b,itm_moria_armor_c, itm_evil_gauntlets_a,itm_orc_ragwrap,itm_orc_bow,itm_orc_hook_arrow,itm_orc_slasher,itm_orc_falchion,itm_moria_orc_shield_b,itm_orc_shield_b,itm_orc_shield_a,],attr_orc_tier_3,wp_orc_tier_bow_3,knows_common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" calcext:value-type="string">
            <text:p>["a4_moria_fell_goblin_archer","Fell_Goblin_Archer_of_Moria","Fell_Goblin_Archers_of_Moria",tf_orc| tfg_ranged| tfg_boots| tfg_helm| tf_no_capture_alive,0,0,fac_moria,[itm_orc_bughelm_good, itm_orc_beakhelm_good,itm_moria_armor_d,itm_moria_armor_c,itm_moria_armor_d, itm_evil_gauntlets_a,itm_orc_ragwrap,itm_uruk_bow,itm_orc_hook_arrow,itm_orc_slasher,itm_orc_falchion,itm_moria_orc_shield_b,itm_moria_orc_shield_c,],attr_orc_tier_4,wp_orc_tier_bow_4,knows_common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,itm_orc_machete,itm_orc_scimitar,itm_orc_axe,itm_orc_skull_spear,itm_orc_throwing_arrow,itm_orc_throwing_axes,itm_orc_throwing_axes,itm_orc_shield_b,itm_orc_shield_a,],attr_orc_tier_3,wp_orc_tier_3,knows_common|knows_athletics_7|knows_power_draw_2|knows_power_throw_4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,itm_orc_scimitar,itm_orc_axe,itm_orc_skull_spear,itm_orc_javelin,itm_orc_throwing_arrow,itm_orc_throwing_axes,itm_orc_shield_b,itm_orc_shield_a,],attr_orc_tier_4,wp_orc_tier_4,knows_common|knows_athletics_8|knows_power_throw_5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two_handed_axe,itm_uruk_falchion_b, itm_uruk_skull_spear, itm_orc_club_b,itm_twohand_wood_club,itm_orc_sledgehammer,],str_11| agi_9| int_4| cha_4|level(25)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common|knows_athletics_6|knows_horse_archery_4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uruk_bow,itm_orc_hook_arrow,itm_orc_scimitar,itm_warg_1d,itm_warg_1b,itm_warg_1d,],str_11| agi_9| int_4| cha_4|level(25)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,itm_orc_scimitar,itm_orc_skull_spear,itm_orc_club_b,itm_orc_club_b,itm_orc_club_b,itm_orc_two_handed_axe,itm_orc_two_handed_axe,itm_uruk_falchion_b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,itm_orc_sabre,itm_orc_club_c,itm_orc_javelin,  itm_orc_throwing_axes,itm_orc_shield_b,itm_orc_shield_c,],str_11| agi_9| int_4| cha_4|level(25)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,itm_orc_sabre,itm_orc_club_c,itm_orc_javelin, <text:s/>itm_orc_throwing_axes,itm_orc_shield_b,itm_orc_shield_c,],str_11| agi_9| int_4| cha_4|level(25)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uruk_spear,itm_uruk_falchion_a,itm_orc_sabre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man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man_shield_a,itm_mordor_longsword,itm_orc_club_d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 itm_umb_shield_a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b,itm_uruk_chain_greaves,itm_mordor_longsword,itm_uruk_spear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| int_3| cha_3|level(36),wp(7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| int_3| cha_3|level(43),wp(90),knows_power_strike_6|knows_ironflesh_11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| int_3| cha_3|level(55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33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8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| int_3| cha_3|level(33),wp(90),knows_power_strike_6|knows_ironflesh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41)</text:p>
          </table:table-cell>
          <table:table-cell table:style-name="ce23" office:value-type="string" calcext:value-type="string">
            <text:p>wp(120)</text:p>
          </table:table-cell>
          <table:table-cell table:style-name="ce23" office:value-type="string" calcext:value-type="string">
            <text:p>knows_power_strike_9|knows_ironflesh_13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| int_3| cha_3|level(41),wp(120),knows_power_strike_9|knows_ironflesh_13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| int_3| cha_3|level(5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| int_3| cha_3|level(5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| int_3| cha_3|level(42),wp(75),knows_power_strike_5|knows_ironflesh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| int_3| cha_3|level(46),wp(85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| int_3| cha_3|level(60),wp(100),knows_power_strike_6|knows_ironflesh_12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2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| int_3| cha_3|level(42),wp(9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| int_3| cha_3|level(46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| int_3| cha_3|level(46),wp(100),knows_power_strike_6|knows_ironflesh_12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| int_3| cha_3|level(65)</text:p>
          </table:table-cell>
          <table:table-cell table:style-name="ce23" office:value-type="string" calcext:value-type="string">
            <text:p>wp(130)</text:p>
          </table:table-cell>
          <table:table-cell table:style-name="ce23" office:value-type="string" calcext:value-type="string">
            <text:p>knows_power_strike_7|knows_ironflesh_13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| int_3| cha_3|level(65),wp(130),knows_power_strike_7|knows_ironflesh_13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| int_3| cha_3|level(40),wp(100),knows_power_strike_5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2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ent2&quot;,&quot;Ent&quot;,&quot;Ents&quot;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" calcext:value-type="string">
            <text:p>["ent2","Ent","Ents",tf_troll| tfg_helm| tfg_boots| tfg_armor| tfg_gloves| tf_no_capture_alive,0,0,fac_commoners,[itm_ent_head, itm_ent_head_2, itm_ent_head_3,itm_ent_body,itm_ent_hands,itm_ent_feet_boots,itm_tree_trunk_invis,itm_ent_water,],str_25| agi_3| int_3| cha_3|level(63),wp(250),knows_power_strike_15|knows_ironflesh_15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2"/>
        <table:table-row table:style-name="ro6">
          <table:table-cell table:number-columns-repeated="7"/>
          <table:table-cell table:style-name="ce67" office:value-type="string" calcext:value-type="string">
            <text:p>Char 1</text:p>
          </table:table-cell>
          <table:table-cell table:style-name="ce67" office:value-type="string" calcext:value-type="string">
            <text:p>[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2</text:p>
          </table:table-cell>
          <table:table-cell table:style-name="ce67" office:value-type="string" calcext:value-type="string">
            <text:p>]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3</text:p>
          </table:table-cell>
          <table:table-cell table:style-name="ce67" office:value-type="string" calcext:value-type="string">
            <text:p>(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4</text:p>
          </table:table-cell>
          <table:table-cell table:style-name="ce67" office:value-type="string" calcext:value-type="string">
            <text:p>)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5</text:p>
          </table:table-cell>
          <table:table-cell table:style-name="ce67" office:value-type="string" calcext:value-type="string">
            <text:p>|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6</text:p>
          </table:table-cell>
          <table:table-cell table:style-name="ce67" office:value-type="string" calcext:value-type="string">
            <text:p>,</text:p>
          </table:table-cell>
          <table:table-cell table:number-columns-repeated="55"/>
        </table:table-row>
        <table:table-row table:style-name="ro6">
          <table:table-cell table:number-columns-repeated="7"/>
          <table:table-cell table:style-name="ce67" office:value-type="string" calcext:value-type="string">
            <text:p>Char 7</text:p>
          </table:table-cell>
          <table:table-cell table:style-name="ce67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7">
          <table:table-cell table:style-name="ce66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.00.0000</text:date>, <text:time style:data-style-name="N2" text:time-value="23:51:27.76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/>
    <dc:creator>Jöran Balks</dc:creator>
    <meta:creation-date>2018-01-09T20:56:58Z</meta:creation-date>
    <dc:date>2020-03-14T00:04:58.824000000</dc:date>
    <meta:editing-cycles>381</meta:editing-cycles>
    <meta:editing-duration>P5DT1H43M49S</meta:editing-duration>
    <meta:document-statistic meta:table-count="2" meta:cell-count="7111" meta:object-count="0"/>
  </office:meta>
</office:document-meta>
</file>